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Pictures/10000201000004B0000002907106FF6997B35B86.png" manifest:media-type="image/png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" svg:font-family="Lucida" style:font-adornments="Itálico Negrito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adornments="Negrito" style:font-family-generic="swiss" style:font-pitch="variable"/>
    <style:font-face style:name="Bitstream Vera Sans1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Bitstream Vera Sans" fo:font-size="16pt" fo:font-style="normal" fo:font-weight="bold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Bitstream Vera Sans" fo:font-size="16pt" fo:font-style="normal" fo:font-weight="bold" style:font-size-asian="18pt" style:font-size-complex="18pt"/>
    </style:style>
    <style:style style:name="P4" style:family="paragraph">
      <loext:graphic-properties draw:fill="none" draw:fill-color="#ffffff"/>
      <style:text-properties style:font-name="Bitstream Vera Sans" fo:font-size="16pt" fo:font-style="normal" fo:font-weight="bold" style:font-size-asian="18pt" style:font-size-complex="18pt"/>
    </style:style>
    <style:style style:name="T1" style:family="text">
      <style:text-properties style:font-name="Bitstream Vera Sans" fo:font-size="16pt" fo:font-style="normal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5cm" svg:height="9.762cm" svg:x="8.5cm" svg:y="0.0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0.473cm" svg:height="4.796cm" svg:x="0.327cm" svg:y="0.3cm">
          <draw:image xlink:href="Pictures/10000201000004B0000002907106FF6997B35B86.png" xlink:type="simple" xlink:show="embed" xlink:actuate="onLoad" loext:mime-type="image/png">
            <text:p/>
          </draw:image>
        </draw:frame>
        <draw:frame draw:style-name="gr3" draw:text-style-name="P4" draw:layer="layout" svg:width="10.8cm" svg:height="4.4cm" svg:x="0.6cm" svg:y="5.5cm">
          <draw:text-box>
            <text:p text:style-name="P2"><text:span text:style-name="T1">→ </text:span><text:span text:style-name="T1">Caminho Mínimo</text:span></text:p>
            <text:p text:style-name="P2"><text:span text:style-name="T1">→ </text:span><text:span text:style-name="T1">Programação Linear </text:span><text:span text:style-name="T1">Inteira</text:span></text:p>
            <text:p text:style-name="P2"><text:span text:style-name="T1">→ </text:span><text:span text:style-name="T1">Modelagem</text:span></text:p>
            <text:p text:style-name="P2"><text:span text:style-name="T1">→ </text:span><text:span text:style-name="T1">OR-TOOLS (Python)</text:span></text:p>
            <text:p text:style-name="P2"><text:span text:style-name="T1">→ </text:span><text:span text:style-name="T1">CP-SAT</text:span></text:p>
            <text:p text:style-name="P3"><text:span text:style-name="T2">→ </text:span><text:span text:style-name="T1">Implementaç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" svg:font-family="Lucida" style:font-adornments="Itálico Negrito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adornments="Negrito" style:font-family-generic="swiss" style:font-pitch="variable"/>
    <style:font-face style:name="Bitstream Vera Sans1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pt" fo:country="BR" style:font-name-asian="Bitstream Vera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20:34:53.051548750</meta:creation-date>
    <dc:date>2020-04-25T20:59:02.355009382</dc:date>
    <meta:editing-duration>PT3M47S</meta:editing-duration>
    <meta:editing-cycles>2</meta:editing-cycles>
    <meta:generator>LibreOffice/6.4.3.2$Linux_X86_64 LibreOffice_project/40$Build-2</meta:generator>
    <meta:document-statistic meta:object-count="3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109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16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0.449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0.4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svg:stroke-color="#ffff00" draw:fill="none" draw:fill-color="#ffff00" fo:min-height="0.332cm"/>
      <style:paragraph-properties style:writing-mode="lr-tb"/>
    </style:style>
    <style:style style:name="gr13" style:family="graphic" style:parent-style-name="standard">
      <style:graphic-properties draw:stroke="none" svg:stroke-color="#ffff00" draw:fill="none" fo:min-height="0.332cm"/>
      <style:paragraph-properties style:writing-mode="lr-tb"/>
    </style:style>
    <style:style style:name="P1" style:family="paragraph">
      <loext:graphic-properties draw:fill-color="#ffff00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2" style:family="paragraph">
      <loext:graphic-properties draw:fill-color="#009933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3" style:family="paragraph">
      <loext:graphic-properties draw:fill="none" draw:fill-color="#ffffff"/>
      <style:text-properties style:font-name="DejaVu Serif1" fo:font-size="8pt" fo:font-style="normal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5" style:family="paragraph">
      <loext:graphic-properties draw:fill-color="#ff3333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6" style:family="paragraph">
      <loext:graphic-properties draw:fill="none" draw:fill-color="#ffff00"/>
      <style:text-properties style:font-name="DejaVu Serif1" fo:font-size="8pt" fo:font-style="normal" fo:font-weight="normal" style:font-size-asian="18pt" style:font-size-complex="18pt"/>
    </style:style>
    <style:style style:name="P7" style:family="paragraph">
      <loext:graphic-properties draw:fill="none"/>
      <style:text-properties style:font-name="DejaVu Serif1" fo:font-size="8pt" fo:font-style="normal" fo:font-weight="normal" style:font-size-asian="18pt" style:font-size-complex="18pt"/>
    </style:style>
    <style:style style:name="T1" style:family="text">
      <style:text-properties style:font-name="DejaVu Serif1" fo:font-size="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0.716cm" svg:height="0.647cm" svg:x="4.442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6cm" svg:height="0.6cm" svg:x="0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measurelines" svg:width="1.2cm" svg:height="0.699cm" svg:x="4.4cm" svg:y="0.101cm">
          <draw:text-box>
            <text:p><text:span text:style-name="T1">X</text:span></text:p>
          </draw:text-box>
        </draw:frame>
        <draw:line draw:style-name="gr4" draw:text-style-name="P4" draw:layer="layout" svg:x1="2.737cm" svg:y1="3.312cm" svg:x2="1.8cm" svg:y2="5.3cm">
          <text:p/>
        </draw:line>
        <draw:custom-shape draw:style-name="gr5" draw:text-style-name="P5" draw:layer="layout" svg:width="0.6cm" svg:height="0.6cm" svg:x="1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5.6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8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051cm" svg:y1="3.4cm" svg:x2="3.6cm" svg:y2="5.338cm">
          <text:p/>
        </draw:line>
        <draw:line draw:style-name="gr6" draw:text-style-name="P4" draw:layer="layout" svg:x1="5.5cm" svg:y1="6cm" svg:x2="5.9cm" svg:y2="7.9cm">
          <text:p/>
        </draw:line>
        <draw:line draw:style-name="gr4" draw:text-style-name="P4" draw:layer="layout" svg:x1="6cm" svg:y1="3.3cm" svg:x2="5.4cm" svg:y2="5.3cm">
          <text:p/>
        </draw:line>
        <draw:line draw:style-name="gr4" draw:text-style-name="P4" draw:layer="measurelines" svg:x1="4.6cm" svg:y1="0.752cm" svg:x2="3.2cm" svg:y2="2.8cm">
          <text:p/>
        </draw:line>
        <draw:line draw:style-name="gr6" draw:text-style-name="P4" draw:layer="measurelines" svg:x1="5.075cm" svg:y1="0.668cm" svg:x2="6.1cm" svg:y2="2.752cm">
          <text:p/>
        </draw:line>
        <draw:frame draw:style-name="gr7" draw:text-style-name="P3" draw:layer="measurelines" svg:width="2cm" svg:height="0.644cm" svg:x="2.3cm" svg:y="0.956cm">
          <draw:text-box>
            <text:p><text:span text:style-name="T1"><text:s text:c="6"/></text:span><text:span text:style-name="T1">X=1</text:span></text:p>
          </draw:text-box>
        </draw:frame>
        <draw:frame draw:style-name="gr8" draw:text-style-name="P3" draw:layer="measurelines" svg:width="1.689cm" svg:height="0.675cm" svg:x="5.311cm" svg:y="1cm">
          <draw:text-box>
            <text:p><text:span text:style-name="T1">X=0</text:span></text:p>
          </draw:text-box>
        </draw:frame>
        <draw:custom-shape draw:style-name="gr1" draw:text-style-name="P1" draw:layer="layout" svg:width="0.716cm" svg:height="0.647cm" svg:x="2.684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5.879cm" svg:y="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cm" svg:height="0.699cm" svg:x="2.7cm" svg:y="2.8cm">
          <draw:text-box>
            <text:p><text:span text:style-name="T1">Y</text:span></text:p>
          </draw:text-box>
        </draw:frame>
        <draw:frame draw:style-name="gr9" draw:text-style-name="P6" draw:layer="layout" svg:width="1.2cm" svg:height="0.699cm" svg:x="5.9cm" svg:y="2.8cm">
          <draw:text-box>
            <text:p><text:span text:style-name="T1">Y</text:span></text:p>
          </draw:text-box>
        </draw:frame>
        <draw:frame draw:style-name="gr7" draw:text-style-name="P3" draw:layer="layout" svg:width="2cm" svg:height="0.644cm" svg:x="1.1cm" svg:y="3.456cm">
          <draw:text-box>
            <text:p><text:span text:style-name="T1">Y=1</text:span></text:p>
          </draw:text-box>
        </draw:frame>
        <draw:frame draw:style-name="gr7" draw:text-style-name="P3" draw:layer="layout" svg:width="2cm" svg:height="0.644cm" svg:x="4.2cm" svg:y="3.508cm">
          <draw:text-box>
            <text:p><text:span text:style-name="T1"><text:s text:c="3"/></text:span><text:span text:style-name="T1">Y=1</text:span></text:p>
          </draw:text-box>
        </draw:frame>
        <draw:frame draw:style-name="gr7" draw:text-style-name="P3" draw:layer="layout" svg:width="1.9cm" svg:height="0.692cm" svg:x="6.1cm" svg:y="3.508cm">
          <draw:text-box>
            <text:p><text:span text:style-name="T1">Y=0</text:span></text:p>
          </draw:text-box>
        </draw:frame>
        <draw:frame draw:style-name="gr10" draw:text-style-name="P7" draw:layer="layout" svg:width="1.628cm" svg:height="0.676cm" svg:x="3.1cm" svg:y="3.6cm">
          <draw:text-box>
            <text:p><text:span text:style-name="T1">Y=0</text:span></text:p>
          </draw:text-box>
        </draw:frame>
        <draw:frame draw:style-name="gr11" draw:text-style-name="P3" draw:layer="layout" svg:width="0.001cm" svg:height="1.098cm" svg:x="7.6cm" svg:y="0.7cm">
          <draw:text-box>
            <text:p/>
          </draw:text-box>
        </draw:frame>
        <draw:custom-shape draw:style-name="gr1" draw:text-style-name="P1" draw:layer="layout" svg:width="0.716cm" svg:height="0.647cm" svg:x="5.08cm" svg:y="5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6.781cm" svg:y="5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3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1.4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cm" svg:y1="6cm" svg:x2="3cm" svg:y2="7.9cm">
          <text:p/>
        </draw:line>
        <draw:line draw:style-name="gr6" draw:text-style-name="P4" draw:layer="layout" svg:x1="1.8cm" svg:y1="5.9cm" svg:x2="1.6cm" svg:y2="7.9cm">
          <text:p/>
        </draw:line>
        <draw:custom-shape draw:style-name="gr2" draw:text-style-name="P2" draw:layer="layout" svg:width="0.6cm" svg:height="0.6cm" svg:x="7.7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2.7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3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3cm" svg:y1="6cm" svg:x2="8.076cm" svg:y2="7.911cm">
          <text:p/>
        </draw:line>
        <draw:line draw:style-name="gr6" draw:text-style-name="P4" draw:layer="layout" svg:x1="6.4cm" svg:y1="3.365cm" svg:x2="7.176cm" svg:y2="5.411cm">
          <text:p/>
        </draw:line>
        <draw:line draw:style-name="gr6" draw:text-style-name="P4" draw:layer="layout" svg:x1="3.688cm" svg:y1="6cm" svg:x2="3.9cm" svg:y2="7.9cm">
          <text:p/>
        </draw:line>
        <draw:line draw:style-name="gr4" draw:text-style-name="P4" draw:layer="layout" svg:x1="5.4cm" svg:y1="6cm" svg:x2="5.1cm" svg:y2="7.9cm">
          <text:p/>
        </draw:line>
        <draw:line draw:style-name="gr4" draw:text-style-name="P4" draw:layer="layout" svg:x1="1.6cm" svg:y1="5.9cm" svg:x2="0.7cm" svg:y2="7.9cm">
          <text:p/>
        </draw:line>
        <draw:line draw:style-name="gr4" draw:text-style-name="P4" draw:layer="layout" svg:x1="7.2cm" svg:y1="6cm" svg:x2="7.1cm" svg:y2="7.9cm">
          <text:p/>
        </draw:line>
        <draw:frame draw:style-name="gr12" draw:text-style-name="P6" draw:layer="layout" svg:width="0.887cm" svg:height="0.582cm" svg:x="1.4cm" svg:y="5.3cm">
          <draw:text-box>
            <text:p><text:span text:style-name="T1">Z</text:span></text:p>
          </draw:text-box>
        </draw:frame>
        <draw:frame draw:style-name="gr13" draw:text-style-name="P7" draw:layer="layout" svg:width="0.887cm" svg:height="0.582cm" svg:x="3.296cm" svg:y="5.312cm">
          <draw:text-box>
            <text:p><text:span text:style-name="T1">Z</text:span></text:p>
          </draw:text-box>
        </draw:frame>
        <draw:frame draw:style-name="gr13" draw:text-style-name="P7" draw:layer="layout" svg:width="0.887cm" svg:height="0.582cm" svg:x="5.097cm" svg:y="5.412cm">
          <draw:text-box>
            <text:p><text:span text:style-name="T1">Z</text:span></text:p>
          </draw:text-box>
        </draw:frame>
        <draw:frame draw:style-name="gr13" draw:text-style-name="P7" draw:layer="layout" svg:width="0.887cm" svg:height="0.582cm" svg:x="6.798cm" svg:y="5.412cm">
          <draw:text-box>
            <text:p><text:span text:style-name="T1">Z</text:span></text:p>
          </draw:text-box>
        </draw:frame>
        <draw:frame draw:style-name="gr13" draw:text-style-name="P7" draw:layer="layout" svg:width="0.684cm" svg:height="0.582cm" svg:x="0.705cm" svg:y="6.24cm">
          <draw:text-box>
            <text:p><text:span text:style-name="T1">1</text:span></text:p>
          </draw:text-box>
        </draw:frame>
        <draw:frame draw:style-name="gr13" draw:text-style-name="P7" draw:layer="layout" svg:width="0.684cm" svg:height="0.582cm" svg:x="2.905cm" svg:y="6.24cm">
          <draw:text-box>
            <text:p><text:span text:style-name="T1">1</text:span></text:p>
          </draw:text-box>
        </draw:frame>
        <draw:frame draw:style-name="gr13" draw:text-style-name="P7" draw:layer="layout" svg:width="0.684cm" svg:height="0.582cm" svg:x="4.805cm" svg:y="6.24cm">
          <draw:text-box>
            <text:p><text:span text:style-name="T1">1</text:span></text:p>
          </draw:text-box>
        </draw:frame>
        <draw:frame draw:style-name="gr13" draw:text-style-name="P7" draw:layer="layout" svg:width="0.684cm" svg:height="0.582cm" svg:x="6.605cm" svg:y="6.24cm">
          <draw:text-box>
            <text:p><text:span text:style-name="T1">1</text:span></text:p>
          </draw:text-box>
        </draw:frame>
        <draw:frame draw:style-name="gr13" draw:text-style-name="P7" draw:layer="layout" svg:width="0.684cm" svg:height="0.582cm" svg:x="4.805cm" svg:y="6.24cm">
          <draw:text-box>
            <text:p><text:span text:style-name="T1">1</text:span></text:p>
          </draw:text-box>
        </draw:frame>
        <draw:frame draw:style-name="gr13" draw:text-style-name="P7" draw:layer="layout" svg:width="0.684cm" svg:height="0.582cm" svg:x="1.605cm" svg:y="6.24cm">
          <draw:text-box>
            <text:p><text:span text:style-name="T1">0</text:span></text:p>
          </draw:text-box>
        </draw:frame>
        <draw:frame draw:style-name="gr13" draw:text-style-name="P7" draw:layer="layout" svg:width="0.684cm" svg:height="0.582cm" svg:x="3.605cm" svg:y="6.24cm">
          <draw:text-box>
            <text:p><text:span text:style-name="T1">0</text:span></text:p>
          </draw:text-box>
        </draw:frame>
        <draw:frame draw:style-name="gr13" draw:text-style-name="P7" draw:layer="layout" svg:width="0.684cm" svg:height="0.582cm" svg:x="5.505cm" svg:y="6.24cm">
          <draw:text-box>
            <text:p><text:span text:style-name="T1">0</text:span></text:p>
          </draw:text-box>
        </draw:frame>
        <draw:frame draw:style-name="gr13" draw:text-style-name="P7" draw:layer="layout" svg:width="0.684cm" svg:height="0.582cm" svg:x="7.405cm" svg:y="6.24cm">
          <draw:text-box>
            <text:p><text:span text:style-name="T1">0</text:span></text:p>
          </draw:text-box>
        </draw:fram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